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" style:family="paragraph" style:parent-style-name="Standard">
      <style:text-properties fo:font-weight="bold" officeooo:rsid="002ed630" officeooo:paragraph-rsid="002ed630" style:font-weight-asian="bold" style:font-weight-complex="bold"/>
    </style:style>
    <style:style style:name="P6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7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8" style:family="paragraph" style:parent-style-name="Standard">
      <style:text-properties fo:font-weight="normal" officeooo:rsid="0040762e" officeooo:paragraph-rsid="0040762e" style:font-weight-asian="normal" style:font-weight-complex="normal"/>
    </style:style>
    <style:style style:name="P9" style:family="paragraph" style:parent-style-name="Standard">
      <style:text-properties fo:font-weight="normal" officeooo:rsid="0040762e" officeooo:paragraph-rsid="004246e0" style:font-weight-asian="normal" style:font-weight-complex="normal"/>
    </style:style>
    <style:style style:name="P10" style:family="paragraph" style:parent-style-name="Standard">
      <style:text-properties fo:font-weight="normal" officeooo:rsid="0040762e" officeooo:paragraph-rsid="00445805" style:font-weight-asian="normal" style:font-weight-complex="normal"/>
    </style:style>
    <style:style style:name="P11" style:family="paragraph" style:parent-style-name="Standard">
      <style:text-properties fo:font-weight="normal" officeooo:rsid="00429432" officeooo:paragraph-rsid="00429432" style:font-weight-asian="normal" style:font-weight-complex="normal"/>
    </style:style>
    <style:style style:name="P12" style:family="paragraph" style:parent-style-name="Standard">
      <style:text-properties fo:font-weight="normal" officeooo:rsid="0044e12c" officeooo:paragraph-rsid="0044e12c" style:font-weight-asian="normal" style:font-weight-complex="normal"/>
    </style:style>
    <style:style style:name="P13" style:family="paragraph" style:parent-style-name="Standard">
      <style:text-properties fo:font-weight="normal" officeooo:rsid="00493968" officeooo:paragraph-rsid="00493968" style:font-weight-asian="normal" style:font-weight-complex="normal"/>
    </style:style>
    <style:style style:name="P14" style:family="paragraph" style:parent-style-name="Standard">
      <style:text-properties officeooo:paragraph-rsid="001d1716"/>
    </style:style>
    <style:style style:name="P15" style:family="paragraph" style:parent-style-name="Standard">
      <style:text-properties officeooo:paragraph-rsid="0028cec8"/>
    </style:style>
    <style:style style:name="P16" style:family="paragraph" style:parent-style-name="Standard">
      <style:text-properties officeooo:rsid="0029cb17" officeooo:paragraph-rsid="0029cb17"/>
    </style:style>
    <style:style style:name="P17" style:family="paragraph" style:parent-style-name="Standard">
      <style:text-properties officeooo:paragraph-rsid="002dc277"/>
    </style:style>
    <style:style style:name="P18" style:family="paragraph" style:parent-style-name="Standard">
      <style:text-properties officeooo:rsid="00321474" officeooo:paragraph-rsid="00321474"/>
    </style:style>
    <style:style style:name="P19" style:family="paragraph" style:parent-style-name="Standard">
      <style:text-properties officeooo:rsid="00321474" officeooo:paragraph-rsid="0037ec8c"/>
    </style:style>
    <style:style style:name="P20" style:family="paragraph" style:parent-style-name="Standard">
      <style:text-properties officeooo:paragraph-rsid="0037ec8c"/>
    </style:style>
    <style:style style:name="P21" style:family="paragraph" style:parent-style-name="Standard">
      <style:text-properties officeooo:paragraph-rsid="00445805"/>
    </style:style>
    <style:style style:name="P22" style:family="paragraph" style:parent-style-name="Standard">
      <style:text-properties officeooo:paragraph-rsid="0045b05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  <style:style style:name="T13" style:family="text">
      <style:text-properties fo:font-weight="normal" officeooo:rsid="002dc277" style:font-weight-asian="normal" style:font-weight-complex="normal"/>
    </style:style>
    <style:style style:name="T14" style:family="text">
      <style:text-properties fo:font-weight="normal" officeooo:rsid="002ed35a" style:font-weight-asian="normal" style:font-weight-complex="normal"/>
    </style:style>
    <style:style style:name="T15" style:family="text">
      <style:text-properties fo:font-weight="normal" officeooo:rsid="002e2bbd" style:font-weight-asian="normal" style:font-weight-complex="normal"/>
    </style:style>
    <style:style style:name="T16" style:family="text">
      <style:text-properties fo:font-weight="normal" officeooo:rsid="002e5497" style:font-weight-asian="normal" style:font-weight-complex="normal"/>
    </style:style>
    <style:style style:name="T17" style:family="text">
      <style:text-properties fo:font-weight="normal" officeooo:rsid="002ec2ef" style:font-weight-asian="normal" style:font-weight-complex="normal"/>
    </style:style>
    <style:style style:name="T18" style:family="text">
      <style:text-properties fo:font-weight="normal" officeooo:rsid="003401ce" style:font-weight-asian="normal" style:font-weight-complex="normal"/>
    </style:style>
    <style:style style:name="T19" style:family="text">
      <style:text-properties fo:font-weight="normal" officeooo:rsid="00364b78" style:font-weight-asian="normal" style:font-weight-complex="normal"/>
    </style:style>
    <style:style style:name="T20" style:family="text">
      <style:text-properties fo:font-weight="normal" officeooo:rsid="0037ec8c" style:font-weight-asian="normal" style:font-weight-complex="normal"/>
    </style:style>
    <style:style style:name="T21" style:family="text">
      <style:text-properties fo:font-weight="normal" officeooo:rsid="00380350" style:font-weight-asian="normal" style:font-weight-complex="normal"/>
    </style:style>
    <style:style style:name="T22" style:family="text">
      <style:text-properties fo:font-weight="normal" officeooo:rsid="0038c568" style:font-weight-asian="normal" style:font-weight-complex="normal"/>
    </style:style>
    <style:style style:name="T23" style:family="text">
      <style:text-properties fo:font-weight="normal" officeooo:rsid="0039480c" style:font-weight-asian="normal" style:font-weight-complex="normal"/>
    </style:style>
    <style:style style:name="T24" style:family="text">
      <style:text-properties fo:font-weight="normal" officeooo:rsid="003b35bb" style:font-weight-asian="normal" style:font-weight-complex="normal"/>
    </style:style>
    <style:style style:name="T25" style:family="text">
      <style:text-properties fo:font-weight="normal" officeooo:rsid="003bb770" style:font-weight-asian="normal" style:font-weight-complex="normal"/>
    </style:style>
    <style:style style:name="T26" style:family="text">
      <style:text-properties fo:font-weight="normal" officeooo:rsid="003bbf45" style:font-weight-asian="normal" style:font-weight-complex="normal"/>
    </style:style>
    <style:style style:name="T27" style:family="text">
      <style:text-properties fo:font-weight="normal" officeooo:rsid="003d4092" style:font-weight-asian="normal" style:font-weight-complex="normal"/>
    </style:style>
    <style:style style:name="T28" style:family="text">
      <style:text-properties fo:font-weight="normal" officeooo:rsid="003da783" style:font-weight-asian="normal" style:font-weight-complex="normal"/>
    </style:style>
    <style:style style:name="T29" style:family="text">
      <style:text-properties fo:font-weight="normal" officeooo:rsid="003f8a31" style:font-weight-asian="normal" style:font-weight-complex="normal"/>
    </style:style>
    <style:style style:name="T30" style:family="text">
      <style:text-properties fo:font-weight="normal" officeooo:rsid="0040762e" style:font-weight-asian="normal" style:font-weight-complex="normal"/>
    </style:style>
    <style:style style:name="T31" style:family="text">
      <style:text-properties fo:font-weight="normal" officeooo:rsid="004246e0" style:font-weight-asian="normal" style:font-weight-complex="normal"/>
    </style:style>
    <style:style style:name="T32" style:family="text">
      <style:text-properties fo:font-weight="normal" officeooo:rsid="0044912e" style:font-weight-asian="normal" style:font-weight-complex="normal"/>
    </style:style>
    <style:style style:name="T33" style:family="text">
      <style:text-properties fo:font-weight="normal" officeooo:rsid="0047ad9a" style:font-weight-asian="normal" style:font-weight-complex="normal"/>
    </style:style>
    <style:style style:name="T34" style:family="text">
      <style:text-properties fo:font-weight="normal" officeooo:rsid="0045b05f" style:font-weight-asian="normal" style:font-weight-complex="normal"/>
    </style:style>
    <style:style style:name="T35" style:family="text">
      <style:text-properties officeooo:rsid="0041b6ea"/>
    </style:style>
    <style:style style:name="T36" style:family="text">
      <style:text-properties officeooo:rsid="0047a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15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15"><text:span text:style-name="T10"/></text:p>
      <text:p text:style-name="P15"><text:span text:style-name="T11">Recognising this, </text:span><text:span text:style-name="T12">I wrote a Python script to extract only the thread title and id number</text:span></text:p>
      <text:p text:style-name="P15"><text:span text:style-name="T12"/></text:p>
      <text:p text:style-name="P16"><text:span text:style-name="T12">T</text:span><text:span text:style-name="T1">his dramatically reduces the amount of time required for analysis.</text:span></text:p>
      <text:p text:style-name="P7"/>
      <text:p text:style-name="P14"><text:span text:style-name="T4">T</text:span><text:span text:style-name="T2">he market listing</text:span><text:span text:style-name="T3">s did not require any such preparation.</text:span></text:p>
      <text:p text:style-name="P14"><text:span text:style-name="T3"/></text:p>
      <text:p text:style-name="P3">Classification</text:p>
      <text:p text:style-name="P3"/>
      <text:p text:style-name="P4">Market Listings</text:p>
      <text:p text:style-name="P17"><text:span text:style-name="T13">A total of </text:span><text:span text:style-name="T14">7639</text:span><text:span text:style-name="T13"> market listings were categorised, </text:span><text:span text:style-name="T15">of which 4377 were manually categorised and </text:span><text:span text:style-name="T16">3262 were </text:span><text:span text:style-name="T17">automatically</text:span><text:span text:style-name="T16"> categorised by the classifier.</text:span></text:p>
      <text:p text:style-name="P17"><text:span text:style-name="T16"/></text:p>
      <text:p text:style-name="P18"><text:span text:style-name="T1">Manual checking of the automatically categorised items </text:span><text:span text:style-name="T28">supported the validation analysis and found the </text:span></text:p>
      <text:p text:style-name="P18"><text:span text:style-name="T1"/></text:p>
      <text:p text:style-name="P19"><text:span text:style-name="T18">There were some exceptions to this. For example, a</text:span><text:span text:style-name="T1">ll the entries </text:span><text:span text:style-name="T18">(8 in total)</text:span><text:span text:style-name="T1"> within the ‘Doxing’ category </text:span><text:span text:style-name="T18">were incorrectly classified. </text:span></text:p>
      <text:p text:style-name="P19"><text:span text:style-name="T18"/></text:p>
      <text:p text:style-name="P20"><text:span text:style-name="T18">T</text:span><text:span text:style-name="T20">here were 23 items that were incorrectly flagged as ‘Cryptocurrency – General’ that </text:span><text:span text:style-name="T22">were in fact instructional e-books. </text:span><text:span text:style-name="T23">The </text:span><text:span text:style-name="T24">cause</text:span><text:span text:style-name="T23"> for the discrepancy was the keyword ‘mastery’ </text:span><text:span text:style-name="T25">which was provided a misleadingly high </text:span><text:span text:style-name="T26">log-likelihood</text:span><text:span text:style-name="T25"> </text:span><text:span text:style-name="T26">score </text:span><text:span text:style-name="T25">for th</text:span><text:span text:style-name="T27">is</text:span><text:span text:style-name="T25"> category.</text:span></text:p>
      <text:p text:style-name="P19"><text:span text:style-name="T18"/></text:p>
      <text:p text:style-name="P20"><text:span text:style-name="T19">These </text:span><text:span text:style-name="T20">instances </text:span><text:span text:style-name="T19">were then manually recategorised </text:span><text:span text:style-name="T20">and added to the ground truth dataset </text:span><text:span text:style-name="T21">in order to </text:span><text:span text:style-name="T29">prevent these errors reoccurring in later analysis. </text:span></text:p>
      <text:p text:style-name="P20"><text:span text:style-name="T29"/></text:p>
      <text:p text:style-name="P10">The largest category by quite some margin was ‘eBooks – Technical’ <text:span text:style-name="T35">followed by ‘Carding’ then ‘Cashing Out’. </text:span></text:p>
      <text:p text:style-name="P10"/>
      <text:p text:style-name="P21"><text:span text:style-name="T31">The </text:span><text:span text:style-name="T30">‘eBooks – Technical’ </text:span><text:span text:style-name="T31">category is a somewhat broad category, </text:span><text:span text:style-name="T32">intended to catch technical ebooks that </text:span></text:p>
      <text:p text:style-name="P22"><text:span text:style-name="T32">T</text:span><text:span text:style-name="T34">ypically these </text:span><text:span text:style-name="T33">were</text:span><text:span text:style-name="T34"> legitimate textbooks on subjects such as how to learn a programming language </text:span><text:span text:style-name="T33">or on computer science related topics such as machine learning.</text:span></text:p>
      <text:p text:style-name="P9"/>
      <text:p text:style-name="P11">May partially be explained by the high cost of purchasing these textbooks legally.</text:p>
      <text:p text:style-name="P12">Demonstrates there is a desire to learn technical skills</text:p>
      <text:p text:style-name="P12"/>
      <text:p text:style-name="P13">It is worth noting that a significant portion of these listings were uploaded by a single user (‘pckabml’)</text:p>
      <text:p text:style-name="P8"/>
      <text:p text:style-name="P8"/>
      <text:p text:style-name="P20"><text:span text:style-name="T29"/></text:p>
      <text:p text:style-name="P5">Forum Thread Titles</text:p>
      <text:p text:style-name="P4"/>
      <text:p text:style-name="P4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4T15:52:18.211523096</dc:date>
    <meta:editing-duration>PT5H29M51S</meta:editing-duration>
    <meta:editing-cycles>43</meta:editing-cycles>
    <meta:document-statistic meta:table-count="0" meta:image-count="0" meta:object-count="0" meta:page-count="1" meta:paragraph-count="19" meta:word-count="292" meta:character-count="1924" meta:non-whitespace-character-count="1642"/>
  </office:meta>
</office:document-meta>
</file>